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27EF5FC5019B54CF31F.png" manifest:media-type="image/png"/>
  <manifest:file-entry manifest:full-path="Pictures/10000001000004670000027E7EA2D0719162A70E.png" manifest:media-type="image/png"/>
  <manifest:file-entry manifest:full-path="Pictures/10000001000004670000027E725D72DCCC91458A.png" manifest:media-type="image/png"/>
  <manifest:file-entry manifest:full-path="Pictures/100000010000037200000278E6257B8BAB44DCB2.png" manifest:media-type="image/png"/>
  <manifest:file-entry manifest:full-path="Pictures/10000001000004950000022BED26CFEB175BBF9F.png" manifest:media-type="image/png"/>
  <manifest:file-entry manifest:full-path="Pictures/100000010000046E00000208F3E94009D2DE0E0A.png" manifest:media-type="image/png"/>
  <manifest:file-entry manifest:full-path="Pictures/100000010000046E000002083F527B4CABF650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d38" officeooo:paragraph-rsid="0004dd38"/>
    </style:style>
    <style:style style:name="P2" style:family="paragraph" style:parent-style-name="Standard">
      <style:text-properties officeooo:rsid="00082e5e" officeooo:paragraph-rsid="00082e5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7.795cm" draw:z-index="0"><draw:image xlink:href="Pictures/100000010000046E000002083F527B4CABF650F5.png" xlink:type="simple" xlink:show="embed" xlink:actuate="onLoad" draw:mime-type="image/png"/></draw:frame><text:s/></text:p>
      <text:p text:style-name="Standard"/>
      <text:p text:style-name="Standard"><draw:frame draw:style-name="fr2" draw:name="Image2" text:anchor-type="char" svg:width="17cm" svg:height="7.795cm" draw:z-index="1"><draw:image xlink:href="Pictures/100000010000046E00000208F3E94009D2DE0E0A.png" xlink:type="simple" xlink:show="embed" xlink:actuate="onLoad" draw:mime-type="image/png"/></draw:frame><text:s/></text:p>
      <text:p text:style-name="Standard"/>
      <text:p text:style-name="Standard"><draw:frame draw:style-name="fr2" draw:name="Image3" text:anchor-type="char" svg:width="17cm" svg:height="8.043cm" draw:z-index="2"><draw:image xlink:href="Pictures/10000001000004950000022BED26CFEB175BBF9F.png" xlink:type="simple" xlink:show="embed" xlink:actuate="onLoad" draw:mime-type="image/png"/></draw:frame><text:soft-page-break/><text:s/></text:p>
      <text:p text:style-name="Standard"/>
      <text:p text:style-name="P1">Use Hub &amp; Spoke security model.</text:p>
      <text:p text:style-name="P1"/>
      <text:p text:style-name="P1"><draw:frame draw:style-name="fr2" draw:name="Image4" text:anchor-type="char" svg:width="17cm" svg:height="12.181cm" draw:z-index="3"><draw:image xlink:href="Pictures/100000010000037200000278E6257B8BAB44DCB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5" text:anchor-type="char" svg:width="17cm" svg:height="9.624cm" draw:z-index="4"><draw:image xlink:href="Pictures/10000001000004670000027E725D72DCCC91458A.png" xlink:type="simple" xlink:show="embed" xlink:actuate="onLoad" draw:mime-type="image/png"/></draw:frame><text:s/></text:p>
      <text:p text:style-name="P1"/>
      <text:p text:style-name="P1"><draw:frame draw:style-name="fr2" draw:name="Image6" text:anchor-type="char" svg:width="17cm" svg:height="9.624cm" draw:z-index="5"><draw:image xlink:href="Pictures/10000001000004670000027E7EA2D0719162A70E.png" xlink:type="simple" xlink:show="embed" xlink:actuate="onLoad" draw:mime-type="image/png"/></draw:frame><text:s/></text:p>
      <text:p text:style-name="P2">Defender and security centre is same thing.</text:p>
      <text:p text:style-name="P2"/>
      <text:p text:style-name="P2"/>
      <text:p text:style-name="P2"><draw:frame draw:style-name="fr1" draw:name="Image7" text:anchor-type="char" svg:width="17cm" svg:height="9.624cm" draw:z-index="6"><draw:image xlink:href="Pictures/10000001000004670000027EF5FC5019B54CF31F.png" xlink:type="simple" xlink:show="embed" xlink:actuate="onLoad" draw:mime-type="image/png"/></draw:frame><text:soft-page-break/><text:s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22:31:39.331210279</meta:creation-date>
    <dc:date>2024-10-26T22:54:35.154404264</dc:date>
    <meta:editing-duration>PT22M55S</meta:editing-duration>
    <meta:editing-cycles>6</meta:editing-cycles>
    <meta:generator>LibreOffice/7.3.7.2$Linux_X86_64 LibreOffice_project/30$Build-2</meta:generator>
    <meta:document-statistic meta:table-count="0" meta:image-count="7" meta:object-count="0" meta:page-count="4" meta:paragraph-count="9" meta:word-count="13" meta:character-count="81" meta:non-whitespace-character-count="63"/>
  </office:meta>
</office:document-meta>
</file>